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0448" officeooo:paragraph-rsid="00190448"/>
    </style:style>
    <style:style style:name="P2" style:family="paragraph" style:parent-style-name="Standard">
      <style:text-properties officeooo:rsid="001accec" officeooo:paragraph-rsid="001accec"/>
    </style:style>
    <style:style style:name="T1" style:family="text">
      <style:text-properties officeooo:rsid="001accec"/>
    </style:style>
    <style:style style:name="T2" style:family="text">
      <style:text-properties officeooo:rsid="001c7b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 su idea es la mejor los resultados, no sabemos que estamos haciendo con la perdida de muchos de nuestros hijos algunos hermanos se dieron se dieron los estractos del hermano Lee sobre cultivar para que sean buenos materiales para la vida de iglesia, es recobror la realidad del Cuerpo de Cristo expresado en la vida de iglesia, y esto es los hogares de las familias, ellos tienen la persecpita de la vida de iglesia, su palabra necesitas digestión de parte de nosotros, fue extraido durante 20 años, a quien lo hablo puedes ver la sabiduria para ayudarnos d euna manera sobria de como edificar, para que, y de soltar, podemos orar un poco leer un poco más conun solo parecer, esto no va ayudar, y esto solo va a causar, hablemos una misma cosa, esto tiene que ver con el lado personal, es el lado mas importante, esta es la obra de los padres de abuelos y mayores en la casa, el papel de la familia es importante y que ocupa mas tiempo, pero no es que sea importante, requiere administración perfeccionamiento, requiere materiales, el papel de la iglesia es muy importante en cuanto a los niños, yo tengo 80 kilos, tengo 10 dedos si sufri esto 10 dedos, quien puede decir la seriedad de la perdida, la iglesia esta abriendo el camino para los padres si los hermanos responsables, es como perder los niños, que los colaboradores guien no se olviden pastoreen todo el rebaño con los niños, que estan haciendo? Oran por los padres o por los niños, solo oramos por las cosas enormes, pero tambien debemos orar por ellos, los niños, les garantizo, tampoco se tomara atención a las demas cosas, la iglesia escucha a los que son guias, si los que estan al frente no se oye una palabra de aliento, no pueden creer que es una molestia, puedo servidr al Señor, esta es una ceguera tragica, Dios nos creo en familias, cumplir la parte principal en nosotros. En un solo semestr, tenemos en el dia del Señor tal vez 25 horas, tienes un arreglo en el vecindario ocupa 25 horas, un campamento, tal vez pernoctacdo, tal vez 25 horas, de 75 horas de parte de la iglesia, 6 horas con los niños, para tareas, entretenimiento para jugar, estan libres, esto es 1000 horas, pueden ver la proporcion, de la iglesia es tan chico el tiempo en la csa es preminente, tenemos que ganar la simpatia de los padres y de los abuelos, de otra manera perdemos la oportunidad de forjar un carácter enn ellos, en el amor, en los canticos grabados esto no ocurre en las 70 horas en la iglesia, quiero mencionar que necesitamos administración que no esta aprobado con los hermanos responable, en cuanto a la vida de iglesia, si no es alguien que los hermanos conocen, si tiene carga, entra en la oración y espere alli, prueba no queremos que entran y salen que seran modelos para nuestros niños que vamos a hablar que dirección donde vamos cuanto dinero vamos a emplear, requiere, perfecionamiento no todo tienen la capacidad de perfeccionar a otros, uno de los mejores era una abuelita, una joven me dijo esta hermana no se apega a la lección ella esta dando otra leccipin de su carazon de una vida de 70 años, no esta en la lección academica, con nuestro amor nuestro cariño con nuestro ejemplo, pero necesitamos de perfeccionar, como narrar una historia, yo ya escuche una 10 veces, no queremos clases reuniones para niños con los de jonas debe ser muy diferente a los de 6to grado, Jonas, tenia una prueba para los de 15 años dijo yo puedo sacar del libro de Jonas 100 historia, de ser testarudo, se der estrecho, ser rracista, ningun niño va a decer pero uno que tiene 8 años, ahora hablar de otro aspecto de esta historia, nuestra carga es infundir que se aaplica a suus vidas que jamás puedan olvidar, no recurdo ni una lección, alguno dos historias, despues de 50 años todavia esta en mi pero si narra bien y conoce bien, el puede grabarlo he infundirlo debe ser nuestro deseo, Señor cuando yo acabo quiero que jamas en si vida esto es lo que queremos servir me inspira a mi luego le nutri a el, luego lo oro por el. <text:span text:style-name="T1">Me piden por metodos y materiales, las dos cosas menos importantes son estos, sino lo mas importante son la personas, cuando ella fallecio todos estos niños esta hermana tengo un video de esta hermana una buena historia, voy a dedicar tiempo, esta diseñado para usar materiales, comjo utilizar estos materiales, cual es la carga detras, solo los materiales no edificar, se pueden mal usar los materiales, sobre el campamentos, para hacer este video, y no es para entretener, son hechos con la perspectiva de infundir algo si salimos infunde algo, estaba dando una platica, pasamos dos horas, 10 minutos, ustedes conocen la ballena agradecida, como no conocen, aunque se quedaron 10 minutos, de la ballena agradecida, 5 minutos, despues con lagrimas en sus ojos, fueron tan tocados, esto es lo que queremos, no es para entretenerlos, para echar mas luz en nuestro corazon, esperemos que el video lo haga, </text:span></text:p>
      <text:p text:style-name="P1"/>
      <text:p text:style-name="P2"><text:soft-page-break/>Los servidores son generalmente santos nuevos, el servicio es el fundamentos, para tener mas adultos? Recomienda que los padres en la clase de nuestros hijos. A este nivel, donde les hablamos, será problamente mejor de no estar su padres, no estoy muy confortable, realmente depende de los padres, si no es tan honesto, será mejor que se diculpe de no estar en esa clase, en la verdadera funcion ni una demanda preferencial, son mas duros con sus hijos que lo que son con otros, yo y mi mama esta a cargo, cuando debemos estar, no podemos hacer una regla, la mejor calificada, es el papa y la mama, no el servidor, en el escenario mas legal, puede que suceda en la reunion de los niños, asi que problamente a la edad mas temprana a que no ser preferencial a los niños, o demanda extra a los niños, su niño se esta portando mal, si el padre es asi, es mejor no esta se involucra subjetuivamente, entonce le hace mas demandas a su hijo, sera mejor que no sirva en la misma clase que su hijo, en los mas pequeños, yo creo que el perfeccionameteo de esta sobreveendiendo en base a la situacion los adolescente saun como maestros, aun que los ervidores con los jovenes comouna prensa de cuatro cuerrdas, que todos se enlisten con la obra con los niños dependiendo pueden guiar los santos, poco a poco ser un ayudante, como se ven como se visten como se comportan, usted estan sirviendo hombro a hobro con usted, al cuidado con los jovenes, deben firmar y enlistarse, compenetro con los santos y las mamas, y comenzaron a servir, asi ellos no solo estan realizadps de todo este esprecto de santo con los que tienen que servir, a fin de pastorearon y de su ayudante, y usted lo entrena a el, y ora por el telefono con el, llega 30 minutos antes porque tenemos que prepara, que tal si tu das la lección, asi como usted lo hizo, muy bien esta es una familia normal, acerca de criar a los niños, vienen de grupos de 12 hijos, cual es la respuesta, solo crian a los primeros 2 a si que se crian unos a otros, al 3 al 4 mas mama crian a los que siguen su mama es su hermana mayor, una persona el primer hijo llega a ser el terce padre ayuda a criar a sus hermanos, debe ser asi, algunos ancianos y servidores, debenestar muy involucrados los erecientos activamente en la obra con los niños, aun los de secundaria algunas veces funciona es una vida familiar, el no está al estandar, no podemos permitir, no debemos tener este pensamiento, estamos trayendo a cierta funcion de cualquier manera, por conocimiento prematura, a amar al Señor de generacion al Señor? Me doy cuenta aun con algunos todos fraccasamos, la ma joven tiene 28 años, porque no dijeron antes, estamos siendo aclarados, solo avanzamos, esta es la marca siempre estamos llendo hacia adelante, nunca voltea atrás solo hacia adelante, ya haya siendo dañado siempre olvidece de eso, solo debemos laborar en todas la iglesia al traer este tipo de atmosfera en la reuniones de niños, no diciendoles, ustedes son la semilla, que tal si hacemos una lista de los que no conocen al Señor, que tal si oramos por sus amigos, y los trar por un sentimiento por el evangelio, aun hasta 5 años, para que todo se suceda para la siguiente semana para tomar pasos ordinarios en las conferencias de los jovenes yuy cambiamos la atmosfera, o un entrenamiento de perfecccionamento de como tomar la carga por sus amigos, de como introducir la atmosfera usamos dados por el hermano Lee eb los 50 el llamado viene de 4 direcciones, Cristo ascendido Mt28:19, viene del Hades, donde estan las personas muertas Lazaro, indicando que es una historia real, de que uno estaba en la seccion de tormenta lo vio y lo mojara su dedo, porque estaba en tormento, alguien respondio, pudes enviaro de regreso de los muertos para que no vengan el llamado del evangelio viene del Hadas, que nosotros vayamos a sus parientes, que no venga a este lugar de tormento, cuantas de esas estan clamando ven aca y ayudanos, un espiritu del evangelio de manera normal y saludable este sentior en los niños, debemos hacerlo de manera es muy ordinaria. En una familia invoque al Señor por la comida, que tipo de oraciones a los niños a orar?? orar e invocar a las cosas prematuras para los niños, no me gusta lo correcto o lo incorrecto, mi entendimiento, mientrae no promevos el ejercico hasta que esten mas grandes en el Señor, usted la mama, y el papa, deciden quien onnvoca, empece a leer, aun antes de que pudiera leer, ellos aprenden por imitación, esto debemos enseñarles ha orar, y agradecerles, ellos gracias Señor Jesuis, gracias por la comida, es ser agradecidos, hagan no deben o seguir el espiritu seguir en el fluir de la uncion, ellos nos estan imitandonos por la imitación, el hermano Luis leyo unos versiculos de Samuel, ministraba con un efod de Lino Samuel no conocia, ni la palabra habia sido revelada, y nisiquiera el tenia un efod, estaba ministrando, estaba observando, la misma labor, dice estaba ministrandole a Jehova, Samuel no conocia a Jehova, no conocen ellos nos van a imitar, eso es apropiada, no enseñe esto en la reunion de niños, muyu mal, <text:soft-page-break/>no ores asi, no no invoques, eso seria terrible, terrible. Para ayudar a nuestro hijo bautizado con el Señor, tener un pequeño avivamiento con ellos, 7 minutos con el Señor, en un periodo de tiempo breve, asi pudden contactar al Señor, para 10 minutos antes, yo no los forzaria,m <text:s/>mientras estan amando al Señor, y puieden leer orar con el hacer el habito, un versiculo y orar, debemos tocar al Señor, mamas de mientrar orar dejar a la escuela, esta buena una saludable practicca, con respecto a sus amigos de la salvaciń, por los que los rodean, como mama ustedes conocen a su hijo debe hacerse de una manera muy normal , es bueno ser regulados cada mañana para leer la Biblia esto edificara en sus vidas algo muy normal, soy uno con ellos enfatizan el avivamiento matutino con ellos, toman a estos bautizados para simplemente orar leer un versiculos, sino tambien hermanos como sus oequeñas ovejas, contancto personal, solo tienen actividades crporativas, yo seria muy bueno, tener multiples relaciones con una variedad de hermanos, esta es la vida de iglesia familiar, por normbre hola laboren para saberse sus nombre, <text:span text:style-name="T2">luego puede terner un contacto personal, no solo apoyarnos en los seidores, necesitan a todos, puede que conozcamos a los niños, puede ser raron del pastoreo con los niños, algunas veces ir a recoger ocasionalmente de vez en cuandome toca servir mañana en tu nivel, a las 9 y media a la reunion de niños, tengo una hija adlolecsente tales como ropa y musica, tiene familias bueunas con valores, atraidos a las mismas no son cristianos, como es que son humanos buenos valores sin tener am,igos? A ver la diferencia de buenas personas, esta encantada con el mundo, escuela en casa para que tuviera la oportunidad de ser conformada al mundo ser? Ser bueno o ser Dios, es un fundamental, no debemos mal interpretar, el sobresalir en la era oscura entre lo bueno y Dios, en este caso pueda hablar con su hija hay muchas buenas no podran ser salvos, el Señor no es la meta de ser bueno y apropiado, el quiere transformarte a su imagen para ser salvos, para hablar de una manera simple, la regeneración porque eran malos o pecaminosos, el conocimiento de la vida, todavia necesitariamos ser regenerado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Y"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Y"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10:39:27.772540547</meta:creation-date>
    <dc:date>2023-06-29T18:40:38.884998719</dc:date>
    <meta:editing-duration>PT1H53M4S</meta:editing-duration>
    <meta:editing-cycles>3</meta:editing-cycles>
    <meta:generator>LibreOffice/7.3.7.2$Linux_X86_64 LibreOffice_project/30$Build-2</meta:generator>
    <meta:document-statistic meta:table-count="0" meta:image-count="0" meta:object-count="0" meta:page-count="3" meta:paragraph-count="2" meta:word-count="2163" meta:character-count="12191" meta:non-whitespace-character-count="10027"/>
  </office:meta>
</office:document-meta>
</file>